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justify" style:justify-single-word="false"/>
      <style:text-properties style:font-name="Times New Roman" fo:font-size="12pt" style:font-name-asian="Monospace" style:font-size-asian="12pt" style:font-name-complex="Monospace" style:font-size-complex="12pt"/>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2pt" fo:language="fr" fo:country="FR"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4" style:family="paragraph" style:parent-style-name="Standard">
      <style:paragraph-properties fo:text-align="center" style:justify-single-word="false"/>
      <style:text-properties style:font-name="Times New Roman" fo:font-size="14pt" fo:language="fr" fo:country="FR"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Times New Roman" fo:font-size="12pt" fo:language="fr" fo:country="FR"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Times New Roman"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Times New Roman" fo:font-size="12pt" fo:language="fr" fo:country="FR" style:text-underline-style="solid" style:text-underline-width="auto" style:text-underline-color="font-color" fo:font-weight="normal" style:font-name-asian="Monospace" style:font-size-asian="12pt" style:font-weight-asian="normal" style:font-name-complex="Monospace" style:font-size-complex="12pt" style:font-weight-complex="normal"/>
    </style:style>
    <style:style style:name="P8" style:family="paragraph" style:parent-style-name="Standard">
      <style:paragraph-properties fo:text-align="justify" style:justify-single-word="false"/>
      <style:text-properties style:font-name="Times New Roman" fo:font-size="12pt" fo:language="fr" fo:country="FR"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9" style:family="paragraph" style:parent-style-name="Standard">
      <style:paragraph-properties fo:text-align="justify" style:justify-single-word="false"/>
      <style:text-properties style:font-name="Times New Roman" fo:font-size="12pt" fo:language="fr" fo:country="FR" style:text-underline-style="none" fo:font-weight="normal" style:font-name-asian="Monospace" style:font-size-asian="12pt" style:font-weight-asian="normal" style:font-name-complex="Monospace" style:font-size-complex="12pt" style:font-weight-complex="normal"/>
    </style:style>
    <style:style style:name="P10" style:family="paragraph" style:parent-style-name="Standard">
      <style:paragraph-properties fo:text-align="justify" style:justify-single-word="false"/>
      <style:text-properties style:font-name="Times New Roman" fo:font-size="12pt" fo:language="fr" fo:country="FR"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style:font-name="Times New Roman" fo:font-size="12pt" fo:language="fr" fo:country="FR"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P12" style:family="paragraph" style:parent-style-name="Standard">
      <style:paragraph-properties fo:margin-left="0cm" fo:margin-right="0cm" fo:text-align="justify" style:justify-single-word="false" fo:text-indent="0cm" style:auto-text-indent="false"/>
      <style:text-properties style:font-name="Times New Roman" fo:font-size="12pt" fo:language="fr" fo:country="FR"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3" style:family="paragraph" style:parent-style-name="Standard">
      <style:paragraph-properties fo:margin-left="1.251cm" fo:margin-right="0cm" fo:text-align="justify" style:justify-single-word="false" fo:text-indent="0cm" style:auto-text-indent="false"/>
      <style:text-properties style:font-name="Times New Roman" fo:font-size="12pt" fo:language="fr" fo:country="FR" style:text-underline-style="solid" style:text-underline-width="auto" style:text-underline-color="font-color" fo:font-weight="normal" style:font-name-asian="Monospace" style:font-size-asian="12pt" style:font-weight-asian="normal" style:font-name-complex="Monospace" style:font-size-complex="12pt" style:font-weight-complex="normal"/>
    </style:style>
    <style:style style:name="P14" style:family="paragraph" style:parent-style-name="Standard">
      <style:paragraph-properties fo:margin-left="1.251cm" fo:margin-right="0cm" fo:text-align="justify" style:justify-single-word="false" fo:text-indent="0cm" style:auto-text-indent="false"/>
      <style:text-properties style:font-name="Times New Roman" fo:font-size="12pt" fo:language="fr" fo:country="FR"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P15" style:family="paragraph" style:parent-style-name="Standard">
      <style:paragraph-properties fo:margin-left="1.251cm" fo:margin-right="0cm" fo:text-align="justify" style:justify-single-word="false" fo:text-indent="0cm" style:auto-text-indent="false"/>
      <style:text-properties style:font-name="Times New Roman" fo:font-size="12pt" fo:language="fr" fo:country="FR"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6" style:family="paragraph" style:parent-style-name="Standard">
      <style:paragraph-properties fo:margin-left="1.251cm" fo:margin-right="0cm" fo:text-align="justify" style:justify-single-word="false" fo:text-indent="0cm" style:auto-text-indent="false"/>
      <style:text-properties style:font-name="Times New Roman" fo:font-size="12pt" fo:language="fr" fo:country="FR" style:text-underline-style="none" fo:font-weight="normal" style:font-name-asian="Monospace" style:font-size-asian="12pt" style:font-weight-asian="normal" style:font-name-complex="Monospace" style:font-size-complex="12pt" style:font-weight-complex="normal"/>
    </style:style>
    <style:style style:name="P17" style:family="paragraph" style:parent-style-name="Standard">
      <style:paragraph-properties fo:margin-left="1.251cm" fo:margin-right="0cm" fo:text-align="justify" style:justify-single-word="false" fo:text-indent="0cm" style:auto-text-indent="false"/>
      <style:text-properties style:font-name="Times New Roman" fo:font-size="12pt" fo:language="fr" fo:country="FR" fo:font-weight="normal" style:font-name-asian="Monospace" style:font-size-asian="12pt" style:font-weight-asian="normal" style:font-name-complex="Monospace" style:font-size-complex="12pt" style:font-weight-complex="normal"/>
    </style:style>
    <style:style style:name="P18" style:family="paragraph" style:parent-style-name="Standard">
      <style:paragraph-properties fo:margin-left="1.251cm" fo:margin-right="0cm" fo:text-align="justify" style:justify-single-word="false" fo:text-indent="0cm" style:auto-text-indent="false"/>
      <style:text-properties style:font-name="Times New Roman" fo:font-size="12pt" style:font-size-asian="12pt" style:font-size-complex="12pt"/>
    </style:style>
    <style:style style:name="P19" style:family="paragraph" style:parent-style-name="Standard">
      <style:paragraph-properties fo:margin-left="1.251cm" fo:margin-right="0cm" fo:text-align="justify" style:justify-single-word="false" fo:text-indent="0cm" style:auto-text-indent="false"/>
      <style:text-properties style:font-name="Times New Roman" fo:font-size="12pt" style:font-name-asian="Monospace" style:font-size-asian="12pt" style:font-name-complex="Monospace" style:font-size-complex="12pt"/>
    </style:style>
    <style:style style:name="T1" style:family="text">
      <style:text-properties fo:font-style="normal" style:font-name-asian="Monospace" style:font-style-asian="normal" style:font-name-complex="Monospace" style:font-style-complex="normal"/>
    </style:style>
    <style:style style:name="T2" style:family="text">
      <style:text-properties fo:language="fr" fo:country="FR" fo:font-weight="normal" style:font-weight-asian="normal" style:font-weight-complex="normal"/>
    </style:style>
    <style:style style:name="T3" style:family="text">
      <style:text-properties fo:language="fr" fo:country="FR" fo:font-weight="normal" style:font-name-asian="Monospace" style:font-weight-asian="normal" style:font-name-complex="Monospace" style:font-weight-complex="normal"/>
    </style:style>
    <style:style style:name="T4" style:family="text">
      <style:text-properties fo:language="fr" fo:country="FR" fo:font-style="normal" fo:font-weight="normal" style:font-name-asian="Monospace" style:font-style-asian="normal" style:font-weight-asian="normal" style:font-name-complex="Monospace"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pte rendu d’activités de Michael Ory</text:p>
      <text:p text:style-name="P4">du 01/04/2014 au 30/04/2014</text:p>
      <text:p text:style-name="P5"/>
      <text:p text:style-name="P6">GenericSystem-Tracker</text:p>
      <text:p text:style-name="P13">Selector</text:p>
      <text:p text:style-name="P18"><text:span text:style-name="T3">Pour rappel un Selector n'affiche rien, il ne fait que sélectionner et passer en paramètre l'élément sélectionné à l'afficheur. U</text:span><text:span text:style-name="T4">n élément peut être sélectionné par défaut.</text:span></text:p>
      <text:p text:style-name="P18"><text:span text:style-name="T4">Refactorisation des Selector.</text:span></text:p>
      <text:p text:style-name="P18"><text:span text:style-name="T4"/></text:p>
      <text:p text:style-name="P14">Create Xhtml in Java</text:p>
      <text:p text:style-name="P15">Il a était fait le choix de générer le xhtml directement en Java. Nous avons donc du gérer notre arbre de composant JSF. L'enregistrement des composants enfants est désormais pris en charge par le composant parent.</text:p>
      <text:p text:style-name="P8"/>
      <text:p text:style-name="P7">Java 8</text:p>
      <text:p text:style-name="P16">La dernière version de Java offre de nombreuses évolutions (notamment la programmation fonctionnelle et les méthodes par défaut) permettant de factoriser GS.</text:p>
      <text:p text:style-name="P16">Compilation de GS 2 en Java 8. Migration des méthodes filter et project de Snapshot.</text:p>
      <text:p text:style-name="P9"/>
      <text:p text:style-name="P7">Weld 2 &amp; JSF 2</text:p>
      <text:p text:style-name="P15">Montée de version de Weld et Jsf. Jusqu’à présent nous utilisions Seam 3, mais Jboss à changé de stratégie en renonçant à développer en dehors de la norme. Seam 3 a donc été arrêté. C'est le projet Apache Deltaspike qui a repris les différents modules de Seam 3 (le noyau étant Weld).</text:p>
      <text:p text:style-name="P15">Mise en place de deltaspkie. Migration des messages, de la gestion des erreurs, de la redirection et de la récupération de Bean hors contexte Weld.</text:p>
      <text:p text:style-name="P15"/>
      <text:p text:style-name="P11">Vertex expérience</text:p>
      <text:p text:style-name="P15">Suite a quelques problèmes rencontrés dans GS 2 et de l'arrivée de Java 8, il a été décidé de faire un nouveau noyau. La responsabilité de ce nouveau noyau ce limite à la gestion du graphe (sans notamment la problématique de concurrence). Un somment d'un graphe se nommant un vertex, notre objet Java représentant ce dernier se nomme également Vertex.</text:p>
      <text:p text:style-name="P15">Participation à la refonte du noyau.</text:p>
      <text:p text:style-name="P15"/>
      <text:p text:style-name="P11">GS Version 3</text:p>
      <text:p text:style-name="P15">Création de Generic System V3 ; déplacement de « Vertex expérience ».</text:p>
      <text:p text:style-name="P19"><text:span text:style-name="T2">La version « maven »de GS V3 est 3</text:span>.0-SNAPSHOT.</text:p>
      <text:p text:style-name="P19">Mise en place de l'architecture (gs-api, gs-impl, gs-kernel).</text:p>
      <text:p text:style-name="P3"/>
      <text:p text:style-name="P11">Autre</text:p>
      <text:p text:style-name="P15">Refactorisation des méthodes cancel et clear ; il est désormais possible que d'annuler ou nettoyer les structuraux.</text:p>
      <text:p text:style-name="P15">Montée de version de GS (2.0-SNAPSHOT).</text:p>
      <text:p text:style-name="P17">Modification de la configuration Jenkins pour faire fonctionner l'intégration continue, <text:s/>désormais il y a déploiement Maven journalier. </text:p>
      <text:p text:style-name="P17">Création du projet d'intégration continue de GS V3.</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21.59cm" fo:page-height="27.94cm" style:num-format="1" style:print-orientation="portrait" fo:margin-top="1.286cm" fo:margin-bottom="0.71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12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5T18:21:58</meta:creation-date>
    <dc:date>2014-05-22T15:25:41</dc:date>
    <meta:editing-duration>P1DT11H50M47S</meta:editing-duration>
    <meta:editing-cycles>28</meta:editing-cycles>
    <meta:generator>LibreOffice/3.5$Linux_X86_64 LibreOffice_project/350m1$Build-2</meta:generator>
    <meta:print-date>2014-05-22T15:20:14</meta:print-date>
    <meta:document-statistic meta:table-count="0" meta:image-count="0" meta:object-count="0" meta:page-count="1" meta:paragraph-count="26" meta:word-count="351" meta:character-count="2160" meta:non-whitespace-character-count="1833"/>
  </office:meta>
</office:document-meta>
</file>